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practiceBehavior_intention" table:style-name="ce1">
            <text:p>practiceBehavior_intention</text:p>
          </table:table-cell>
          <table:table-cell office:value-type="string" office:value="practiceBehavior_attInstrumental" table:style-name="ce1">
            <text:p>practiceBehavior_attInstrumental</text:p>
          </table:table-cell>
          <table:table-cell office:value-type="string" office:value="practiceBehavior_attExperiential" table:style-name="ce1">
            <text:p>practiceBehavior_attExperiential</text:p>
          </table:table-cell>
          <table:table-cell office:value-type="string" office:value="practiceBehavior_pnInjunctive" table:style-name="ce1">
            <text:p>practiceBehavior_pnInjunctive</text:p>
          </table:table-cell>
          <table:table-cell office:value-type="string" office:value="practiceBehavior_pnDescriptive" table:style-name="ce1">
            <text:p>practiceBehavior_pnDescriptive</text:p>
          </table:table-cell>
          <table:table-cell office:value-type="string" office:value="practiceBehavior_pbcCapacity" table:style-name="ce1">
            <text:p>practiceBehavior_pbcCapacity</text:p>
          </table:table-cell>
          <table:table-cell office:value-type="string" office:value="practiceBehavior_pbcControl" table:style-name="ce1">
            <text:p>practiceBehavior_pbcControl</text:p>
          </table:table-cell>
          <table:table-cell office:value-type="string" office:value="coffee_intention" table:style-name="ce1">
            <text:p>coffee_intention</text:p>
          </table:table-cell>
          <table:table-cell office:value-type="string" office:value="coffee_attInstrumental" table:style-name="ce1">
            <text:p>coffee_attInstrumental</text:p>
          </table:table-cell>
          <table:table-cell office:value-type="string" office:value="coffee_attExperiential" table:style-name="ce1">
            <text:p>coffee_attExperiential</text:p>
          </table:table-cell>
          <table:table-cell office:value-type="string" office:value="coffee_pnInjunctive" table:style-name="ce1">
            <text:p>coffee_pnInjunctive</text:p>
          </table:table-cell>
          <table:table-cell office:value-type="string" office:value="coffee_pnDescriptive" table:style-name="ce1">
            <text:p>coffee_pnDescriptive</text:p>
          </table:table-cell>
          <table:table-cell office:value-type="string" office:value="coffee_pbcCapacity" table:style-name="ce1">
            <text:p>coffee_pbcCapacity</text:p>
          </table:table-cell>
          <table:table-cell office:value-type="string" office:value="coffee_pbcControl" table:style-name="ce1">
            <text:p>coffee_pbcControl</text:p>
          </table:table-cell>
          <table:table-cell office:value-type="string" office:value="publicTransport_intention" table:style-name="ce1">
            <text:p>publicTransport_intention</text:p>
          </table:table-cell>
          <table:table-cell office:value-type="string" office:value="publicTransport_attInstrumental" table:style-name="ce1">
            <text:p>publicTransport_attInstrumental</text:p>
          </table:table-cell>
          <table:table-cell office:value-type="string" office:value="publicTransport_attExperiential" table:style-name="ce1">
            <text:p>publicTransport_attExperiential</text:p>
          </table:table-cell>
          <table:table-cell office:value-type="string" office:value="publicTransport_pnInjunctive" table:style-name="ce1">
            <text:p>publicTransport_pnInjunctive</text:p>
          </table:table-cell>
          <table:table-cell office:value-type="string" office:value="publicTransport_pnDescriptive" table:style-name="ce1">
            <text:p>publicTransport_pnDescriptive</text:p>
          </table:table-cell>
          <table:table-cell office:value-type="string" office:value="publicTransport_pbcCapacity" table:style-name="ce1">
            <text:p>publicTransport_pbcCapacity</text:p>
          </table:table-cell>
          <table:table-cell office:value-type="string" office:value="publicTransport_pbcControl" table:style-name="ce1">
            <text:p>publicTransport_pbcControl</text:p>
          </table:table-cell>
          <table:table-cell office:value-type="string" office:value="runRedLight_intention" table:style-name="ce1">
            <text:p>runRedLight_intention</text:p>
          </table:table-cell>
          <table:table-cell office:value-type="string" office:value="runRedLight_attInstrumental" table:style-name="ce1">
            <text:p>runRedLight_attInstrumental</text:p>
          </table:table-cell>
          <table:table-cell office:value-type="string" office:value="runRedLight_attExperiential" table:style-name="ce1">
            <text:p>runRedLight_attExperiential</text:p>
          </table:table-cell>
          <table:table-cell office:value-type="string" office:value="runRedLight_pnInjunctive" table:style-name="ce1">
            <text:p>runRedLight_pnInjunctive</text:p>
          </table:table-cell>
          <table:table-cell office:value-type="string" office:value="runRedLight_pnDescriptive" table:style-name="ce1">
            <text:p>runRedLight_pnDescriptive</text:p>
          </table:table-cell>
          <table:table-cell office:value-type="string" office:value="runRedLight_pbcCapacity" table:style-name="ce1">
            <text:p>runRedLight_pbcCapacity</text:p>
          </table:table-cell>
          <table:table-cell office:value-type="string" office:value="runRedLight_pbcControl" table:style-name="ce1">
            <text:p>runRedLight_pbcControl</text:p>
          </table:table-cell>
          <table:table-cell office:value-type="string" office:value="wasteSeparation_intention" table:style-name="ce1">
            <text:p>wasteSeparation_intention</text:p>
          </table:table-cell>
          <table:table-cell office:value-type="string" office:value="wasteSeparation_attInstrumental" table:style-name="ce1">
            <text:p>wasteSeparation_attInstrumental</text:p>
          </table:table-cell>
          <table:table-cell office:value-type="string" office:value="wasteSeparation_attExperiential" table:style-name="ce1">
            <text:p>wasteSeparation_attExperiential</text:p>
          </table:table-cell>
          <table:table-cell office:value-type="string" office:value="wasteSeparation_pnInjunctive" table:style-name="ce1">
            <text:p>wasteSeparation_pnInjunctive</text:p>
          </table:table-cell>
          <table:table-cell office:value-type="string" office:value="wasteSeparation_pnDescriptive" table:style-name="ce1">
            <text:p>wasteSeparation_pnDescriptive</text:p>
          </table:table-cell>
          <table:table-cell office:value-type="string" office:value="wasteSeparation_pbcCapacity" table:style-name="ce1">
            <text:p>wasteSeparation_pbcCapacity</text:p>
          </table:table-cell>
          <table:table-cell office:value-type="string" office:value="wasteSeparation_pbcControl" table:style-name="ce1">
            <text:p>wasteSeparation_pbcControl</text:p>
          </table:table-cell>
          <table:table-cell office:value-type="string" office:value="conSomebody_intention" table:style-name="ce1">
            <text:p>conSomebody_intention</text:p>
          </table:table-cell>
          <table:table-cell office:value-type="string" office:value="conSomebody_attInstrumental" table:style-name="ce1">
            <text:p>conSomebody_attInstrumental</text:p>
          </table:table-cell>
          <table:table-cell office:value-type="string" office:value="conSomebody_attExperiential" table:style-name="ce1">
            <text:p>conSomebody_attExperiential</text:p>
          </table:table-cell>
          <table:table-cell office:value-type="string" office:value="conSomebody_pnInjunctive" table:style-name="ce1">
            <text:p>conSomebody_pnInjunctive</text:p>
          </table:table-cell>
          <table:table-cell office:value-type="string" office:value="conSomebody_pnDescriptive" table:style-name="ce1">
            <text:p>conSomebody_pnDescriptive</text:p>
          </table:table-cell>
          <table:table-cell office:value-type="string" office:value="conSomebody_pbcCapacity" table:style-name="ce1">
            <text:p>conSomebody_pbcCapacity</text:p>
          </table:table-cell>
          <table:table-cell office:value-type="string" office:value="conSomebody_pbcControl" table:style-name="ce1">
            <text:p>conSomebody_pbcControl</text:p>
          </table:table-cell>
          <table:table-cell office:value-type="string" office:value="marathon_intention" table:style-name="ce1">
            <text:p>marathon_intention</text:p>
          </table:table-cell>
          <table:table-cell office:value-type="string" office:value="marathon_attInstrumental" table:style-name="ce1">
            <text:p>marathon_attInstrumental</text:p>
          </table:table-cell>
          <table:table-cell office:value-type="string" office:value="marathon_attExperiential" table:style-name="ce1">
            <text:p>marathon_attExperiential</text:p>
          </table:table-cell>
          <table:table-cell office:value-type="string" office:value="marathon_pnInjunctive" table:style-name="ce1">
            <text:p>marathon_pnInjunctive</text:p>
          </table:table-cell>
          <table:table-cell office:value-type="string" office:value="marathon_pnDescriptive" table:style-name="ce1">
            <text:p>marathon_pnDescriptive</text:p>
          </table:table-cell>
          <table:table-cell office:value-type="string" office:value="marathon_pbcCapacity" table:style-name="ce1">
            <text:p>marathon_pbcCapacity</text:p>
          </table:table-cell>
          <table:table-cell office:value-type="string" office:value="marathon_pbcControl" table:style-name="ce1">
            <text:p>marathon_pbcControl</text:p>
          </table:table-cell>
          <table:table-cell office:value-type="string" office:value="longShower_intention" table:style-name="ce1">
            <text:p>longShower_intention</text:p>
          </table:table-cell>
          <table:table-cell office:value-type="string" office:value="longShower_attInstrumental" table:style-name="ce1">
            <text:p>longShower_attInstrumental</text:p>
          </table:table-cell>
          <table:table-cell office:value-type="string" office:value="longShower_attExperiential" table:style-name="ce1">
            <text:p>longShower_attExperiential</text:p>
          </table:table-cell>
          <table:table-cell office:value-type="string" office:value="longShower_pnInjunctive" table:style-name="ce1">
            <text:p>longShower_pnInjunctive</text:p>
          </table:table-cell>
          <table:table-cell office:value-type="string" office:value="longShower_pnDescriptive" table:style-name="ce1">
            <text:p>longShower_pnDescriptive</text:p>
          </table:table-cell>
          <table:table-cell office:value-type="string" office:value="longShower_pbcCapacity" table:style-name="ce1">
            <text:p>longShower_pbcCapacity</text:p>
          </table:table-cell>
          <table:table-cell office:value-type="string" office:value="longShower_pbcControl" table:style-name="ce1">
            <text:p>longShower_pbcControl</text:p>
          </table:table-cell>
          <table:table-cell office:value-type="string" office:value="brushingTeeth_intention" table:style-name="ce1">
            <text:p>brushingTeeth_intention</text:p>
          </table:table-cell>
          <table:table-cell office:value-type="string" office:value="brushingTeeth_attInstrumental" table:style-name="ce1">
            <text:p>brushingTeeth_attInstrumental</text:p>
          </table:table-cell>
          <table:table-cell office:value-type="string" office:value="brushingTeeth_attExperiential" table:style-name="ce1">
            <text:p>brushingTeeth_attExperiential</text:p>
          </table:table-cell>
          <table:table-cell office:value-type="string" office:value="brushingTeeth_pnInjunctive" table:style-name="ce1">
            <text:p>brushingTeeth_pnInjunctive</text:p>
          </table:table-cell>
          <table:table-cell office:value-type="string" office:value="brushingTeeth_pnDescriptive" table:style-name="ce1">
            <text:p>brushingTeeth_pnDescriptive</text:p>
          </table:table-cell>
          <table:table-cell office:value-type="string" office:value="brushingTeeth_pbcCapacity" table:style-name="ce1">
            <text:p>brushingTeeth_pbcCapacity</text:p>
          </table:table-cell>
          <table:table-cell office:value-type="string" office:value="brushingTeeth_pbcControl" table:style-name="ce1">
            <text:p>brushingTeeth_pbcControl</text:p>
          </table:table-cell>
          <table:table-cell office:value-type="string" office:value="age" table:style-name="ce1">
            <text:p>age</text:p>
          </table:table-cell>
          <table:table-cell office:value-type="string" office:value="sex" table:style-name="ce1">
            <text:p>sex</text:p>
          </table:table-cell>
          <table:table-cell office:value-type="string" office:value="sex_other" table:style-name="ce1">
            <text:p>sex_other</text:p>
          </table:table-cell>
          <table:table-cell office:value-type="string" office:value="education" table:style-name="ce1">
            <text:p>education</text:p>
          </table:table-cell>
          <table:table-cell office:value-type="string" office:value="education_other" table:style-name="ce1">
            <text:p>education_other</text:p>
          </table:table-cell>
          <table:table-cell office:value-type="string" office:value="region" table:style-name="ce1">
            <text:p>region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string" office:value="Man" table:style-name="ce1">
            <text:p>Man</text:p>
          </table:table-cell>
          <table:table-cell office:value-type="float" office:value="NA" table:style-name="ce1">
            <text:p>NA</text:p>
          </table:table-cell>
          <table:table-cell office:value-type="float" office:value="6" table:style-name="ce1">
            <text:p>6</text:p>
          </table:table-cell>
          <table:table-cell office:value-type="float" office:value="NA" table:style-name="ce1">
            <text:p>NA</text:p>
          </table:table-cell>
          <table:table-cell office:value-type="float" office:value="62" table:style-name="ce1">
            <text:p>62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6" table:style-name="ce1">
            <text:p>76</text:p>
          </table:table-cell>
          <table:table-cell office:value-type="string" office:value="Man" table:style-name="ce1">
            <text:p>Man</text:p>
          </table:table-cell>
          <table:table-cell office:value-type="float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NA" table:style-name="ce1">
            <text:p>NA</text:p>
          </table:table-cell>
          <table:table-cell office:value-type="float" office:value="63" table:style-name="ce1">
            <text:p>63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